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OpenSymbol" svg:font-family="OpenSymbol"/>
    <style:font-face style:name="Tahoma1" svg:font-family="Tahoma"/>
    <style:font-face style:name="Times" svg:font-family="Times"/>
    <style:font-face style:name="Times New Roman" svg:font-family="'Times New Roman'" style:font-family-generic="roman"/>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ab-stops>
          <style:tab-stop style:position="0.741cm"/>
        </style:tab-stops>
      </style:paragraph-properties>
    </style:style>
    <style:style style:name="P3" style:family="paragraph" style:parent-style-name="Standard" style:list-style-name="L1">
      <style:paragraph-properties fo:margin-left="0cm" fo:margin-right="0cm" fo:text-indent="0cm" style:auto-text-indent="false">
        <style:tab-stops>
          <style:tab-stop style:position="0.741cm"/>
        </style:tab-stops>
      </style:paragraph-properties>
    </style:style>
    <style:style style:name="P4" style:family="paragraph" style:parent-style-name="Standard" style:list-style-name="L1">
      <style:paragraph-properties fo:margin-left="0cm" fo:margin-right="0cm" fo:margin-top="0.199cm" fo:margin-bottom="0cm" fo:line-height="0.45cm" fo:text-align="justify" style:justify-single-word="false" fo:text-indent="0cm" style:auto-text-indent="false"/>
    </style:style>
    <style:style style:name="T1" style:family="text">
      <style:text-properties fo:font-weight="bold" style:font-weight-asian="bold"/>
    </style:style>
    <style:style style:name="T2" style:family="text">
      <style:text-properties style:font-name="Bitstream Vera Sans Mono"/>
    </style:style>
    <style:style style:name="T3" style:family="text">
      <style:text-properties style:text-underline-style="solid" style:text-underline-type="double" style:text-underline-width="auto" style:text-underline-color="font-color"/>
    </style:style>
    <style:style style:name="T4"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elte di progettazione e design</text:h>
      <text:p text:style-name="P1">Il progetto, nella sua concezione iniziale, era nato con l'ipotesi di utilizzare tre principali pattern design visti a <text:s/>lezione, nello specifico il pattern Factory, il Composite e il Decorator.</text:p>
      <text:p text:style-name="P1">Ovviamente, favorita anche dalla complessità stessa del tema trattato nel progetto e anche da un notevole appassionamento dei suoi sviluppatori durante il lavoro, questo limite iniziale è stato ampiamente superato fino ad arrivare a comprendere numerosi pattern design e altri aspetti della programmazione java visti a lezione(e non). Nello specifico il progetto utilizza:</text:p>
      <text:list xml:id="list695723058" text:style-name="L1">
        <text:list-header>
          <text:p text:style-name="P4">-Pattern design:</text:p>
          <text:list>
            <text:list-item>
              <text:list>
                <text:list-item>
                  <text:list>
                    <text:list-item>
                      <text:list>
                        <text:list-item>
                          <text:list>
                            <text:list-header>
                              <text:p text:style-name="P3"><text:s/><text:tab/>-Factory</text:p>
                            </text:list-header>
                          </text:list>
                        </text:list-item>
                      </text:list>
                    </text:list-item>
                  </text:list>
                </text:list-item>
              </text:list>
              <text:p text:style-name="P3"><text:s/><text:tab/>-Composite</text:p>
              <text:p text:style-name="P3"><text:s/><text:tab/>-Decorator</text:p>
              <text:list>
                <text:list-item>
                  <text:list>
                    <text:list-header>
                      <text:p text:style-name="P3"><text:s/><text:tab/>-Singleton</text:p>
                      <text:p text:style-name="P3"><text:s/><text:tab/>-Observer</text:p>
                      <text:p text:style-name="P3">-Generics</text:p>
                    </text:list-header>
                  </text:list>
                </text:list-item>
              </text:list>
            </text:list-item>
          </text:list>
        </text:list-header>
      </text:list>
      <text:p text:style-name="P2"/>
      <text:p text:style-name="P2"/>
      <text:p text:style-name="P2">Le prime classi ad essere state progettate sono state le classi dei media e dei player.</text:p>
      <text:p text:style-name="P2">Prendendo spunto anche da esempi visti a lezione e nei compiti passati abbiamo astratto due classi comuni: la classe Media e la classe ConcretePlayer, che definivano i comportamenti comuni alle sottoclassi e lasciavano a quest'ultime solo il compito di istanziare il tipo di oggetto; il tutto attraverso l'utilizzo di un metodo abstract che veniva poi implementato dalle “foglie” (factory).</text:p>
      <text:p text:style-name="P2">In aggiunta a queste costruzioni si è deciso dei rendere possibile (anche se in fase di test viene tralasciato questo dettaglio) che il player di un determinato tipo possa accettare un media dello stesso tipo e leggerlo. (Si veda il codice relativo alle classi per maggiori informazioni sulla modalità di implementazione).</text:p>
      <text:p text:style-name="P2"/>
      <text:p text:style-name="P2">Riguardo l'utilizzo del pattern Factory, questo è stato largamente utilizzato in quasi tutto il progetto perchè assunto come “buona regola di progettazione” per creare codice estendibile, riutilizzabile e semplice da comprendere. Per questo motivo è facile trovare la struttura del factory anche nel decorator, oppure nella gestione delle stampe, nella creazione di shop e così via; in questo modo siamo riusciti quindi a rendere discretamente modulari tutti le parti del programma.</text:p>
      <text:p text:style-name="P2"/>
      <text:p text:style-name="P2">Ritornando ai pattern, una volta definiti i media e i player abbiamo pensato di inserire altri oggetti nel nostro negozio e di rendere possibile anche l'acquisto di insiemi di oggetti (pacchetti). Questo desiderio ci ha portati però al problema di voler visualizzare sia i pacchetti che gli oggetti singoli come singoli oggetti (che avessero quindi una loro descrizione, un loro prezzo e così via). In questo caso ci è venuto in soccorso il pattern composite con la sua struttura ricorsiva.</text:p>
      <text:p text:style-name="P2"/>
      <text:p text:style-name="P2"/>
      <text:p text:style-name="P2">/* TODO make a revision ( tuo discorso)</text:p>
      <text:p text:style-name="P2">Una caratteristica degna di nota della classe ItemPackage è il fatto di essere parametrica.</text:p>
      <text:p text:style-name="P2">Abbiamo scelto questo tipo di implementazione perchè usa una struttura dati parametrica</text:p>
      <text:p text:style-name="P2"><text:soft-page-break/>per cui valeva la pena di creare la classe parametrica per permettere di istanziare un package di elementi piu specifici di Item qualora se ne voglia.</text:p>
      <text:p text:style-name="P2">/*</text:p>
      <text:p text:style-name="P2"/>
      <text:p text:style-name="P2">Di pari passo alla creazione dei pacchetti abbiamo pensato a un motivo valido che permettesse la loro creazione, e cioè il fatto che questi item venissero scontati.</text:p>
      <text:p text:style-name="P2">Così abbiamo creato la classe Discount, astratta che estende ConcreteItem, e che ha al suo interno un oggetto ConcreteItem. Il suo funzionamento consiste esclusivamente del delegare i metodi sovrascritti al suo oggetto ad eccezione del metodo getPrice(), che restituisce il prezzo dell'item inglobato, diminuito del valore dato dalla percentuale passatagli dalle classi che la estendono attraverso il metodo astratto getDiscount().</text:p>
      <text:p text:style-name="P2"/>
      <text:p text:style-name="P2">/* il testo seguente è da ampliare.. meglio se lo fai tu che lo hai impllementato che dovresti saperlo meglio.*/</text:p>
      <text:p text:style-name="P2"/>
      <text:p text:style-name="P2">Il pattern singleton è stato invece utilizzato nella classe jshopper per far si di poter creare una sola istanza di quello che è il gestore del nostro programma.</text:p>
      <text:p text:style-name="P2"/>
      <text:p text:style-name="P2">Infine l'ultimo pattern scelto per la creazione del nostro programma è stato l'observer, che applicato sia alla fattura che al listino del negozio, ci permette di aggiornare in tempo reale i vari documenti al seguito dell'aggiunta di un item, eliminando così il disaccoppiamento esistente tra le classi della fattura e del negozio e le loro visualizzazioni (terminale e 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ahoma1" svg:font-family="Tahoma"/>
    <style:font-face style:name="Times" svg:font-family="Times"/>
    <style:font-face style:name="Times New Roman" svg:font-family="'Times New Roman'" style:font-family-generic="roman"/>
    <style:font-face style:name="Bitstream Vera Sans Mono" svg:font-family="'Bitstream Vera Sans Mono'" style:font-family-generic="swiss" style:font-pitch="fixed"/>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fo:line-height="0.45cm"/>
      <style:text-properties style:font-name="Bitstream Vera Sans" fo:font-size="10pt"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rco Trevisan</meta:initial-creator>
    <meta:creation-date>2009-07-08T16:39:47</meta:creation-date>
    <dc:creator>Marco Trevisan</dc:creator>
    <dc:date>2009-07-09T03:15:49</dc:date>
    <dc:language>it-IT</dc:language>
    <meta:editing-cycles>12</meta:editing-cycles>
    <meta:editing-duration>PT05H25M51S</meta:editing-duration>
    <meta:document-statistic meta:table-count="0" meta:image-count="0" meta:object-count="0" meta:page-count="2" meta:paragraph-count="25" meta:word-count="636" meta:character-count="4071"/>
    <meta:user-defined meta:name="Info 1"/>
    <meta:user-defined meta:name="Info 2"/>
    <meta:user-defined meta:name="Info 3"/>
    <meta:user-defined meta:name="Info 4"/>
  </office:meta>
</office:document-meta>
</file>